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5215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22<text:span text:style-name="T2">nd</text:span> <text:s/>OCTOBER 2013 Time : 11.30 AM to 12.30 PM; GMRT conference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S NAYAK,CPK, NMS, SSS, MBM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497373287" text:style-name="L1">
              <text:list-item>
                <text:p text:style-name="P7">RRU updated that he has done testing of setting control bit by connecting test jig in C03 antenna test set up with the help of MBM by both GUI &amp; terminal input.</text:p>
                <text:p text:style-name="P7">- Explored Ethernet broadcast &amp; circulated document.</text:p>
                <text:p text:style-name="P7">- Implemented state machine logic in Online_v2 where Online_v2 will not crashed by any</text:p>
                <text:p text:style-name="P7"><text:s text:c="2"/>malfunctioning at antenna side like power shutdown, cable unplugging, ERROR</text:p>
                <text:p text:style-name="P7"><text:s text:c="2"/>in reading MCM response. Whenever Online_v2 detects any of these, it kill that particular <text:s text:c="4"/></text:p>
                <text:p text:style-name="P7"><text:s text:c="2"/>antenna device thread by calling terminate_thread function. All this test condition tested in <text:s text:c="38"/></text:p>
                <text:p text:style-name="P7"><text:s text:c="2"/>Lab as well as C03 antenna.</text:p>
                <text:p text:style-name="P7">- Done the modification in mcmtest.c program as per FE group request.</text:p>
                <text:p text:style-name="P7">- NGK suggested to do the time noting for updated Online_v2 program.</text:p>
                <text:p text:style-name="P7">- NGK asked RRU to look into Get source command of present Online, how it read source </text:p>
                <text:p text:style-name="P7"><text:s text:c="2"/>list.</text:p>
                <text:p text:style-name="P7">- We had some discussion over broadcast.</text:p>
                <text:p text:style-name="P7"/>
              </text:list-item>
              <text:list-item>
                <text:p text:style-name="P7">NMS updated that he has linked QML monitoring GUI with database. He wrote some dummy alarm which is displayed on GUI.</text:p>
                <text:p text:style-name="P7">- Monitoring GUI can pick up data from XML file or read from database.</text:p>
                <text:p text:style-name="P7">- Integrated GUI developed.</text:p>
                <text:p text:style-name="P7">- GUI is connected to Online_v2 &amp; database.</text:p>
                <text:p text:style-name="P7">- Reprogrammed 27 MCM cards for GAB, which has both mode Online &amp; web <text:s/>interface.</text:p>
                <text:p text:style-name="P7">- NGK <text:s/>suggested to do the time noting.</text:p>
                <text:p text:style-name="P7"/>
              </text:list-item>
              <text:list-item>
                <text:p text:style-name="P7">CPK updated that we have received D-Link L2 N/W switch.</text:p>
                <text:p text:style-name="P7">- Mangesh did the initial testing &amp; switch has been given to RFI group for RFI testing.</text:p>
                <text:p text:style-name="P7">- D-Link L2 N/W switch has some basic L3 functionality.</text:p>
                <text:p text:style-name="P7">- Three more switch we will be getting next week.</text:p>
                <text:p text:style-name="P7">- Working on Remote programming of MCM card.</text:p>
                <text:p text:style-name="P7">- NGK suggested to do the switch setup &amp; testing in next maintenance.</text:p>
                <text:p text:style-name="P7"/>
              </text:list-item>
              <text:list-item>
                <text:p text:style-name="P7">MBM explained about MCM card.</text:p>
                <text:p text:style-name="P7">- 58 MCM card tested.</text:p>
                <text:p text:style-name="P7"/>
              </text:list-item>
              <text:list-item>
                <text:p text:style-name="P7">SSS updated that 140 commands completed. </text:p>
                <text:p text:style-name="P7">- Will add GAB commands after having discussion with Jitendra Kodilkar. </text:p>
                <text:p text:style-name="P7">- Has put command list on Vanilla.</text:p>
                <text:p text:style-name="P7"><text:s text:c="2"/>NGK =&gt; asked to write summary on top of every command.</text:p>
                <text:p text:style-name="P7"/>
              </text:list-item>
              <text:list-item>
                <text:p text:style-name="P7">Nayak ji updated that MBM has done the 3-Phase monitoring &amp; it's working successfully in W03 antenna</text:p>
                <text:p text:style-name="P7">- SNK is working on web tool for 3-Phase monitoring.</text:p>
                <text:p text:style-name="P7">- Indent has been raised for M&amp;C work which will be done by TCS for 15 Lakhs using <text:s/></text:p>
                <text:p text:style-name="P7"><text:s text:c="2"/>EPICS platform.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10-22T15:46:55</dc:date>
    <dc:creator>teleset </dc:creator>
    <meta:editing-duration>P1DT58M7S</meta:editing-duration>
    <meta:editing-cycles>360</meta:editing-cycles>
    <meta:generator>LibreOffice/3.4$Linux LibreOffice_project/340m1$Build-602</meta:generator>
    <meta:document-statistic meta:table-count="1" meta:image-count="0" meta:object-count="0" meta:page-count="1" meta:paragraph-count="49" meta:word-count="461" meta:character-count="2498" meta:non-whitespace-character-count="2032"/>
  </office:meta>
</office:document-meta>
</file>